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'Noto Sans TC', 'Microsoft JhengHei', 'Meiryo UI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Microsoft Sans Serif"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variant="normal" fo:text-transform="none" fo:color="#474747" style:font-name="Microsoft Sans Serif" fo:font-size="16pt" fo:letter-spacing="normal" fo:font-style="normal" fo:font-weight="normal" style:font-size-asian="16pt" style:font-size-complex="16pt"/>
    </style:style>
    <style:style style:name="T2" style:family="text">
      <style:text-properties fo:font-variant="normal" fo:text-transform="none" fo:color="#ff0000" style:font-name="apple-system" fo:font-size="12.75pt" fo:letter-spacing="normal" fo:font-style="normal" fo:font-weight="bold" style:font-size-asian="16pt" style:font-size-complex="16pt"/>
    </style:style>
    <style:style style:name="T3" style:family="text">
      <style:text-properties fo:color="#800000" style:font-name="Microsoft Sans Serif"/>
    </style:style>
    <style:style style:name="T4" style:family="text">
      <style:text-properties style:font-name="Microsoft Sans Serif"/>
    </style:style>
    <style:style style:name="T5" style:family="text">
      <style:text-properties style:font-name="Microsoft Sans Serif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eam:</text:p>
      <text:p text:style-name="P1"><text:span text:style-name="T4">michi716 <text:s text:c="5"/>KuJuN:zkiyr-5JE <text:s text:c="4"/>fpmess@tin.it<text:line-break/>michele625 <text:s text:c="2"/>Animus3.0 <text:s text:c="4"/></text:span><text:a xlink:type="simple" xlink:href="mailto:fpmess@tin.it" text:style-name="Internet_20_link" text:visited-style-name="Visited_20_Internet_20_Link"><text:span text:style-name="T4">fpmess@tin.it</text:span></text:a></text:p>
      <text:p text:style-name="P3"/>
      <text:p text:style-name="P1"><text:span text:style-name="T4">Epic Games: </text:span><text:a xlink:type="simple" xlink:href="mailto:fpmess@tin.it" text:style-name="Internet_20_link" text:visited-style-name="Visited_20_Internet_20_Link"><text:span text:style-name="T4">fpmess@tin.it</text:span></text:a><text:span text:style-name="T4"> <text:s/>Pass <text:s/>Animus3.0<text:line-break/>Discord: </text:span><text:a xlink:type="simple" xlink:href="mailto:fpmess@tin.it" text:style-name="Internet_20_link" text:visited-style-name="Visited_20_Internet_20_Link"><text:span text:style-name="T4">fpmess@tin.it</text:span></text:a><text:span text:style-name="T4"> <text:s/>Pass <text:s/>Alessandro2000<text:line-break/>Windows 10: </text:span><text:a xlink:type="simple" xlink:href="mailto:fpmess@tin.it" text:style-name="Internet_20_link" text:visited-style-name="Visited_20_Internet_20_Link"><text:span text:style-name="T4">fpmess@tin.it</text:span></text:a><text:span text:style-name="T4"> <text:s/>Pass <text:s/>27051962<text:line-break/>MPS: CU 82417326 <text:s/>Pass 27051962 <text:s/>Carta 21555<text:line-break/>Poste: </text:span><text:a xlink:type="simple" xlink:href="mailto:fpmess@tin.it" text:style-name="Internet_20_link" text:visited-style-name="Visited_20_Internet_20_Link"><text:span text:style-name="T4">fpmess@tin.it</text:span></text:a><text:span text:style-name="T4"> 4E&amp;.1ilMo-f8<text:line-break/>Spid: </text:span><text:a xlink:type="simple" xlink:href="mailto:fpmess@tin.it" text:style-name="Internet_20_link" text:visited-style-name="Visited_20_Internet_20_Link"><text:span text:style-name="T4">fpmess@tin.it</text:span></text:a><text:span text:style-name="T4"> V/:7C%crJD).saS </text:span><text:span text:style-name="T3">Cod.IDNT:</text:span><text:span text:style-name="T4"> <text:s text:c="4"/>PTITLJHOVSPW6K<text:line-break/>Amazon: <text:s/></text:span><text:a xlink:type="simple" xlink:href="mailto:fpmess@tin.it" text:style-name="Internet_20_link" text:visited-style-name="Visited_20_Internet_20_Link"><text:span text:style-name="T4">fpmess@tin.it</text:span></text:a><text:span text:style-name="T4"> <text:s/>Pass TechnoHouseLab2021Jonny</text:span></text:p>
      <text:p text:style-name="P1"><text:span text:style-name="T4">Razer: <text:s/>MikyMessi25 <text:s text:c="4"/></text:span><text:a xlink:type="simple" xlink:href="mailto:fpmess@tin.it" text:style-name="Internet_20_link" text:visited-style-name="Visited_20_Internet_20_Link"><text:span text:style-name="T4">fpmess@tin.it</text:span></text:a><text:span text:style-name="T4"> <text:s text:c="4"/>Alessandro2000<text:line-break/>Nvidia: <text:s/></text:span><text:a xlink:type="simple" xlink:href="mailto:fpmess@tin.it" text:style-name="Internet_20_link" text:visited-style-name="Visited_20_Internet_20_Link"><text:span text:style-name="T4">fpmess@tin.it</text:span></text:a><text:span text:style-name="T4"> <text:s text:c="4"/>Alessandro2000<text:line-break/>Gmail: <text:s/></text:span><text:a xlink:type="simple" xlink:href="mailto:messinamiky25@gmail.com" text:style-name="Internet_20_link" text:visited-style-name="Visited_20_Internet_20_Link"><text:span text:style-name="T4">messinamiky25@gmail.com</text:span></text:a><text:span text:style-name="T4"> <text:s text:c="4"/>VeniVidiVici</text:span></text:p>
      <text:p text:style-name="P1"><text:span text:style-name="T4">Spotify: <text:s/></text:span><text:a xlink:type="simple" xlink:href="mailto:fpmess@tin.it" text:style-name="Internet_20_link" text:visited-style-name="Visited_20_Internet_20_Link"><text:span text:style-name="T4">fpmess@tin.it</text:span></text:a><text:span text:style-name="T4"> <text:s text:c="5"/>Alessandro2000</text:span></text:p>
      <text:p text:style-name="P1"><text:span text:style-name="T4">Mail Tin: <text:s/></text:span><text:a xlink:type="simple" xlink:href="mailto:fpmmess@tin.it" text:style-name="Internet_20_link" text:visited-style-name="Visited_20_Internet_20_Link"><text:span text:style-name="T4">fpmess@tin.it</text:span></text:a><text:span text:style-name="T4"> <text:s text:c="2"/>sYTPhQL62ZYgD-u</text:span></text:p>
      <text:p text:style-name="P1"><text:span text:style-name="T4">OpenAI: <text:s/></text:span><text:a xlink:type="simple" xlink:href="mailto:fpmess@tin.it" text:style-name="Internet_20_link" text:visited-style-name="Visited_20_Internet_20_Link"><text:span text:style-name="T4">fpmess@tin.it</text:span></text:a><text:span text:style-name="T4"> !SFNSfjddUtk4m&amp;</text:span></text:p>
      <text:p text:style-name="P2"><text:span text:style-name="T5">GitHub: <text:s/></text:span><text:a xlink:type="simple" xlink:href="mailto:messinamiky25@gmail.com" text:style-name="Internet_20_link" text:visited-style-name="Visited_20_Internet_20_Link"><text:span text:style-name="T5">messinamiky25@gmail.com</text:span></text:a><text:span text:style-name="T5"> ZFYK5JdDzPdeJB7<text:line-break/>Hamachi: <text:s/></text:span><text:a xlink:type="simple" xlink:href="mailto:fpmess@tin.it" text:style-name="Internet_20_link" text:visited-style-name="Visited_20_Internet_20_Link"><text:span text:style-name="T5">fpmess@tin.it</text:span></text:a><text:span text:style-name="T5"> 8z&amp;6R2U%U</text:span><text:span text:style-name="T1">~</text:span><text:span text:style-name="T5">)5F2s<text:line-break/>Subito: <text:s/></text:span><text:a xlink:type="simple" xlink:href="mailto:fpmess@tin.it" text:style-name="Internet_20_link" text:visited-style-name="Visited_20_Internet_20_Link"><text:span text:style-name="T5">fpmess@tin.it</text:span></text:a><text:span text:style-name="T5"> </text:span><text:a xlink:type="simple" xlink:href="mailto:b3@2q" text:style-name="Internet_20_link" text:visited-style-name="Visited_20_Internet_20_Link"><text:span text:style-name="T5">b3@2q</text:span></text:a><text:span text:style-name="T5">!m!XN-#xcE_</text:span></text:p>
      <text:p text:style-name="P2"><text:span text:style-name="T5">9TH GU: <text:s/></text:span><text:a xlink:type="simple" xlink:href="mailto:fpmess@tin.it" text:style-name="Internet_20_link" text:visited-style-name="Visited_20_Internet_20_Link"><text:span text:style-name="T5">fpmess@tin.it</text:span></text:a><text:span text:style-name="T5"> xPY5R92kzX9D9uP<text:line-break/>OpenAI: <text:s/></text:span><text:a xlink:type="simple" xlink:href="mailto:fpmess@tin.it" text:style-name="Internet_20_link" text:visited-style-name="Visited_20_Internet_20_Link"><text:span text:style-name="T5">fpmess@tin.it</text:span></text:a><text:span text:style-name="T5"> ^n9G3aCXEM(/zx2</text:span></text:p>
      <text:p text:style-name="P2"><text:span text:style-name="T5">Team Speak 3 <text:s/></text:span><text:a xlink:type="simple" xlink:href="mailto:fpmess@tin.it" text:style-name="Internet_20_link" text:visited-style-name="Visited_20_Internet_20_Link"><text:span text:style-name="T5">fpmess@tin.it</text:span></text:a><text:span text:style-name="T5"> <text:s/>Pass ET@Cx$?e36SJ/6r<text:line-break/>RecKey UcDxmwb0N1BYhU72p+CHePG6ldotFbRZatTNAL+hhFw=<text:line-break/>MSI </text:span><text:a xlink:type="simple" xlink:href="mailto:messinamiky25@gmail.com" text:style-name="Internet_20_link" text:visited-style-name="Visited_20_Internet_20_Link"><text:span text:style-name="T5">messinamiky25@gmail.com</text:span></text:a><text:span text:style-name="T5"> </text:span><text:span text:style-name="T2">aMqi3ikyw1Nk</text:span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'Noto Sans TC', 'Microsoft JhengHei', 'Meiryo UI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5T10:09:56.68</meta:creation-date>
    <dc:date>2025-03-29T11:39:02.23</dc:date>
    <meta:editing-duration>PT50M11S</meta:editing-duration>
    <meta:editing-cycles>10</meta:editing-cycles>
    <meta:generator>OpenOffice/4.1.15$Win32 OpenOffice.org_project/4115m2$Build-9813</meta:generator>
    <meta:document-statistic meta:table-count="0" meta:image-count="0" meta:object-count="0" meta:page-count="1" meta:paragraph-count="10" meta:word-count="87" meta:character-count="1038"/>
  </office:meta>
</office:document-meta>
</file>